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8.795cm" style:rel-column-width="32767*"/>
    </style:style>
    <style:style style:name="Tabela1.B" style:family="table-column">
      <style:table-column-properties style:column-width="8.79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8.795cm" style:rel-column-width="32767*"/>
    </style:style>
    <style:style style:name="Tabela2.B" style:family="table-column">
      <style:table-column-properties style:column-width="8.79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cm" fo:break-before="page" table:align="margins"/>
    </style:style>
    <style:style style:name="Tabela3.A" style:family="table-column">
      <style:table-column-properties style:column-width="8.795cm" style:rel-column-width="32767*"/>
    </style:style>
    <style:style style:name="Tabela3.B" style:family="table-column">
      <style:table-column-properties style:column-width="8.795cm" style:rel-column-width="32768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3c4f2" officeooo:paragraph-rsid="0003c4f2"/>
    </style:style>
    <style:style style:name="P3" style:family="paragraph" style:parent-style-name="Text_20_body">
      <style:text-properties officeooo:paragraph-rsid="0003c4f2"/>
    </style:style>
    <style:style style:name="P4" style:family="paragraph" style:parent-style-name="Text_20_body">
      <style:text-properties officeooo:rsid="000501ef" officeooo:paragraph-rsid="000501ef"/>
    </style:style>
    <style:style style:name="P5" style:family="paragraph" style:parent-style-name="Text_20_body">
      <style:text-properties officeooo:paragraph-rsid="000501ef"/>
    </style:style>
    <style:style style:name="P6" style:family="paragraph" style:parent-style-name="Text_20_body">
      <style:text-properties officeooo:paragraph-rsid="0005b8af"/>
    </style:style>
    <style:style style:name="P7" style:family="paragraph" style:parent-style-name="Text_20_body">
      <style:text-properties style:use-window-font-color="true" style:font-name="Liberation Serif"/>
    </style:style>
    <style:style style:name="P8" style:family="paragraph" style:parent-style-name="Text_20_body">
      <style:text-properties officeooo:paragraph-rsid="0011a4cf"/>
    </style:style>
    <style:style style:name="P9" style:family="paragraph" style:parent-style-name="Text_20_body">
      <style:text-properties officeooo:paragraph-rsid="0011c1bd"/>
    </style:style>
    <style:style style:name="P10" style:family="paragraph" style:parent-style-name="Text_20_body">
      <style:text-properties officeooo:paragraph-rsid="0014cec6"/>
    </style:style>
    <style:style style:name="P11" style:family="paragraph" style:parent-style-name="Text_20_body">
      <style:text-properties officeooo:rsid="00185a9f" officeooo:paragraph-rsid="00185a9f"/>
    </style:style>
    <style:style style:name="P12" style:family="paragraph" style:parent-style-name="Title">
      <style:text-properties officeooo:rsid="0003c4f2" officeooo:paragraph-rsid="0003c4f2"/>
    </style:style>
    <style:style style:name="P13" style:family="paragraph" style:parent-style-name="Subtitle">
      <style:text-properties officeooo:rsid="0003c4f2" officeooo:paragraph-rsid="0003c4f2"/>
    </style:style>
    <style:style style:name="P14" style:family="paragraph" style:parent-style-name="Standard">
      <style:text-properties officeooo:paragraph-rsid="0016b376"/>
    </style:style>
    <style:style style:name="P15" style:family="paragraph" style:parent-style-name="Table_20_Contents">
      <style:paragraph-properties fo:text-align="center" style:justify-single-word="false"/>
      <style:text-properties officeooo:rsid="00139082" officeooo:paragraph-rsid="00139082"/>
    </style:style>
    <style:style style:name="P16" style:family="paragraph" style:parent-style-name="Table_20_Contents">
      <style:paragraph-properties fo:text-align="center" style:justify-single-word="false"/>
      <style:text-properties officeooo:rsid="00139082" officeooo:paragraph-rsid="0014cec6"/>
    </style:style>
    <style:style style:name="P17" style:family="paragraph" style:parent-style-name="Table_20_Contents">
      <style:paragraph-properties fo:text-align="center" style:justify-single-word="false"/>
      <style:text-properties officeooo:rsid="00139082" officeooo:paragraph-rsid="0016b376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139082"/>
    </style:style>
    <style:style style:name="P20" style:family="paragraph" style:parent-style-name="Table_20_Contents">
      <style:paragraph-properties fo:text-align="center" style:justify-single-word="false"/>
      <style:text-properties officeooo:paragraph-rsid="0014cec6"/>
    </style:style>
    <style:style style:name="P21" style:family="paragraph" style:parent-style-name="Table_20_Contents">
      <style:paragraph-properties fo:text-align="center" style:justify-single-word="false"/>
      <style:text-properties officeooo:paragraph-rsid="0016b376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39082" officeooo:paragraph-rsid="0013908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39082" officeooo:paragraph-rsid="0014cec6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39082" officeooo:paragraph-rsid="0016b376" style:font-weight-asian="bold" style:font-weight-complex="bold"/>
    </style:style>
    <style:style style:name="P25" style:family="paragraph" style:parent-style-name="Text_20_body" style:list-style-name="L1">
      <style:text-properties officeooo:rsid="000501ef" officeooo:paragraph-rsid="000501ef"/>
    </style:style>
    <style:style style:name="P26" style:family="paragraph" style:parent-style-name="Text_20_body" style:list-style-name="L2">
      <style:text-properties officeooo:rsid="000501ef" officeooo:paragraph-rsid="000501ef"/>
    </style:style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 style:list-style-name="L3">
      <style:text-properties style:use-window-font-color="true" style:font-name="Liberation Serif"/>
    </style:style>
    <style:style style:name="P30" style:family="paragraph" style:parent-style-name="Text_20_body" style:list-style-name="L5">
      <style:text-properties style:use-window-font-color="true" style:font-name="Liberation Serif"/>
    </style:style>
    <style:style style:name="P31" style:family="paragraph" style:parent-style-name="Text_20_body" style:list-style-name="L6">
      <style:text-properties style:use-window-font-color="true" style:font-name="Liberation Serif"/>
    </style:style>
    <style:style style:name="P32" style:family="paragraph" style:parent-style-name="Text_20_body" style:list-style-name="L7">
      <style:text-properties style:use-window-font-color="true" style:font-name="Liberation Serif"/>
    </style:style>
    <style:style style:name="P33" style:family="paragraph" style:parent-style-name="Text_20_body">
      <style:text-properties officeooo:paragraph-rsid="001a5fd2"/>
    </style:style>
    <style:style style:name="P34" style:family="paragraph" style:parent-style-name="Text_20_body">
      <style:text-properties officeooo:paragraph-rsid="0016b376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Heading_20_2">
      <style:text-properties officeooo:rsid="000501ef" officeooo:paragraph-rsid="000501ef"/>
    </style:style>
    <style:style style:name="P37" style:family="paragraph" style:parent-style-name="Heading_20_2">
      <style:text-properties officeooo:rsid="0011c1bd" officeooo:paragraph-rsid="0011c1bd"/>
    </style:style>
    <style:style style:name="P38" style:family="paragraph" style:parent-style-name="Heading_20_2">
      <style:text-properties officeooo:rsid="0011ecde" officeooo:paragraph-rsid="0014cec6"/>
    </style:style>
    <style:style style:name="P39" style:family="paragraph" style:parent-style-name="Heading_20_1">
      <style:text-properties officeooo:rsid="000501ef" officeooo:paragraph-rsid="000501ef"/>
    </style:style>
    <style:style style:name="P40" style:family="paragraph" style:parent-style-name="Heading_20_1">
      <style:text-properties officeooo:rsid="0010b2d3" officeooo:paragraph-rsid="0010b2d3"/>
    </style:style>
    <style:style style:name="P41" style:family="paragraph" style:parent-style-name="Heading_20_1">
      <style:text-properties officeooo:rsid="0011a4cf" officeooo:paragraph-rsid="0011a4cf"/>
    </style:style>
    <style:style style:name="P42" style:family="paragraph" style:parent-style-name="Heading_20_1">
      <style:text-properties officeooo:rsid="00185a9f" officeooo:paragraph-rsid="00185a9f"/>
    </style:style>
    <style:style style:name="P43" style:family="paragraph" style:parent-style-name="Heading_20_1">
      <style:paragraph-properties fo:break-before="page"/>
      <style:text-properties officeooo:rsid="0003c4f2" officeooo:paragraph-rsid="0003c4f2"/>
    </style:style>
    <style:style style:name="P44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6" style:family="paragraph">
      <style:paragraph-properties fo:text-align="end"/>
    </style:style>
    <style:style style:name="P4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officeooo:rsid="0003c4f2"/>
    </style:style>
    <style:style style:name="T2" style:family="text">
      <style:text-properties officeooo:rsid="0005b8af"/>
    </style:style>
    <style:style style:name="T3" style:family="text">
      <style:text-properties fo:font-style="italic" officeooo:rsid="0005b8af" style:font-style-asian="italic" style:font-style-complex="italic"/>
    </style:style>
    <style:style style:name="T4" style:family="text">
      <style:text-properties fo:font-style="normal" officeooo:rsid="0005b8af" style:font-style-asian="normal" style:font-style-complex="normal"/>
    </style:style>
    <style:style style:name="T5" style:family="text">
      <style:text-properties fo:font-style="normal" officeooo:rsid="00077255" style:font-style-asian="normal" style:font-style-complex="normal"/>
    </style:style>
    <style:style style:name="T6" style:family="text">
      <style:text-properties fo:font-variant="normal" fo:text-transform="none" fo:letter-spacing="normal" officeooo:rsid="000ff23b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e67a9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ff23b"/>
    </style:style>
    <style:style style:name="T9" style:family="text">
      <style:text-properties fo:font-variant="normal" fo:text-transform="none" style:use-window-font-color="true" style:text-position="sub 58%" style:font-name="Liberation Serif" fo:font-size="12pt" fo:letter-spacing="normal" fo:font-style="normal" fo:font-weight="normal" officeooo:rsid="000e67a9"/>
    </style:style>
    <style:style style:name="T10" style:family="text">
      <style:text-properties officeooo:rsid="000ff23b"/>
    </style:style>
    <style:style style:name="T11" style:family="text">
      <style:text-properties officeooo:rsid="00109533"/>
    </style:style>
    <style:style style:name="T12" style:family="text">
      <style:text-properties style:use-window-font-color="true" style:font-name="Liberation Serif" officeooo:rsid="00077255"/>
    </style:style>
    <style:style style:name="T13" style:family="text">
      <style:text-properties style:use-window-font-color="true" style:font-name="Liberation Serif" fo:font-style="italic" officeooo:rsid="00092e83" style:font-style-asian="italic" style:font-style-complex="italic"/>
    </style:style>
    <style:style style:name="T14" style:family="text">
      <style:text-properties style:use-window-font-color="true" style:text-position="super 58%" style:font-name="Liberation Serif" fo:font-style="italic" officeooo:rsid="00092e83" style:font-style-asian="italic" style:font-style-complex="italic"/>
    </style:style>
    <style:style style:name="T15" style:family="text">
      <style:text-properties style:use-window-font-color="true" style:text-position="0% 100%" style:font-name="Liberation Serif" fo:font-style="italic" officeooo:rsid="00092e83" style:font-style-asian="italic" style:font-style-complex="italic"/>
    </style:style>
    <style:style style:name="T16" style:family="text">
      <style:text-properties style:use-window-font-color="true" style:text-position="0% 100%" style:font-name="Liberation Serif" fo:font-style="normal" officeooo:rsid="00092e83" style:font-style-asian="normal" style:font-style-complex="normal"/>
    </style:style>
    <style:style style:name="T17" style:family="text">
      <style:text-properties style:use-window-font-color="true" style:text-position="0% 100%" style:font-name="Liberation Serif" fo:font-style="normal" officeooo:rsid="000e67a9" style:font-style-asian="normal" style:font-style-complex="normal"/>
    </style:style>
    <style:style style:name="T18" style:family="text">
      <style:text-properties officeooo:rsid="0011a4cf"/>
    </style:style>
    <style:style style:name="T19" style:family="text">
      <style:text-properties officeooo:rsid="0014cec6"/>
    </style:style>
    <style:style style:name="T20" style:family="text">
      <style:text-properties officeooo:rsid="0016b376"/>
    </style:style>
    <style:style style:name="T21" style:family="text">
      <style:text-properties officeooo:rsid="00186239"/>
    </style:style>
    <style:style style:name="T22" style:family="text">
      <style:text-properties officeooo:rsid="001a5fd2"/>
    </style:style>
    <style:style style:name="T23" style:family="text">
      <style:text-properties fo:font-size="16pt" style:font-size-asian="16pt" style:font-size-complex="16pt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9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>Projektowanie Efektywnych Algorytmów</text:p>
      <text:p text:style-name="P2"/>
      <text:p text:style-name="P13">Projekt 1: Rozwiązanie problemu komiwojażera przy pomocy programowania dynamicznego i przeglądu zupełnego</text:p>
      <text:p text:style-name="P2"><draw:frame text:anchor-type="paragraph" draw:z-index="0" draw:name="Kształt1" draw:style-name="gr1" draw:text-style-name="P47" svg:width="5.531cm" svg:height="2.594cm" svg:x="11.943cm" svg:y="11.721cm"><draw:text-box><text:p text:style-name="P46"><text:span text:style-name="T23">Igor Kurek</text:span></text:p><text:p text:style-name="P46"><text:span text:style-name="T23">226004</text:span></text:p></draw:text-box></draw:frame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5">Spis treści</text:p>
          </text:index-title>
          <text:p text:style-name="P45"><text:a xlink:type="simple" xlink:href="#__RefHeading___Toc105_62636327" text:style-name="Index_20_Link" text:visited-style-name="Index_20_Link">1 Wstęp<text:tab/>3</text:a></text:p>
          <text:p text:style-name="P45"><text:a xlink:type="simple" xlink:href="#__RefHeading___Toc107_62636327" text:style-name="Index_20_Link" text:visited-style-name="Index_20_Link">2 Specyfikacja techniczna<text:tab/>3</text:a></text:p>
          <text:p text:style-name="P45"><text:a xlink:type="simple" xlink:href="#__RefHeading___Toc127_62636327" text:style-name="Index_20_Link" text:visited-style-name="Index_20_Link">3 Analiza problemu<text:tab/>3</text:a></text:p>
          <text:p text:style-name="P45"><text:a xlink:type="simple" xlink:href="#__RefHeading___Toc109_62636327" text:style-name="Index_20_Link" text:visited-style-name="Index_20_Link">4 Opis algorytmów<text:tab/>3</text:a></text:p>
          <text:p text:style-name="P44"><text:a xlink:type="simple" xlink:href="#__RefHeading___Toc111_62636327" text:style-name="Index_20_Link" text:visited-style-name="Index_20_Link">4.1 Przegląd zupełny<text:tab/>3</text:a></text:p>
          <text:p text:style-name="P44"><text:a xlink:type="simple" xlink:href="#__RefHeading___Toc113_62636327" text:style-name="Index_20_Link" text:visited-style-name="Index_20_Link">4.2 Programowanie dynamiczne<text:tab/>4</text:a></text:p>
          <text:p text:style-name="P45"><text:a xlink:type="simple" xlink:href="#__RefHeading___Toc278_1958358278" text:style-name="Index_20_Link" text:visited-style-name="Index_20_Link">5 Implementacja algorytmów<text:tab/>5</text:a></text:p>
          <text:p text:style-name="P45"><text:a xlink:type="simple" xlink:href="#__RefHeading___Toc284_1958358278" text:style-name="Index_20_Link" text:visited-style-name="Index_20_Link">6 Wyniki pomiarów<text:tab/>5</text:a></text:p>
          <text:p text:style-name="P44"><text:a xlink:type="simple" xlink:href="#__RefHeading___Toc286_1958358278" text:style-name="Index_20_Link" text:visited-style-name="Index_20_Link">6.1 Przegląd zupełny<text:tab/>5</text:a></text:p>
          <text:p text:style-name="P44"><text:a xlink:type="simple" xlink:href="#__RefHeading___Toc288_1958358278" text:style-name="Index_20_Link" text:visited-style-name="Index_20_Link">6.2 Programowanie dynamiczne<text:tab/>6</text:a></text:p>
          <text:p text:style-name="P44"><text:a xlink:type="simple" xlink:href="#__RefHeading___Toc290_1958358278" text:style-name="Index_20_Link" text:visited-style-name="Index_20_Link">6.3 Porównanie algorytmów<text:tab/>7</text:a></text:p>
          <text:p text:style-name="P45"><text:a xlink:type="simple" xlink:href="#__RefHeading___Toc308_1958358278" text:style-name="Index_20_Link" text:visited-style-name="Index_20_Link">7 Wnioski<text:tab/>8</text:a></text:p>
        </text:index-body>
      </text:table-of-content>
      <text:p text:style-name="P2"/>
      <text:h text:style-name="P43" text:outline-level="1"><text:bookmark-start text:name="__RefHeading___Toc105_62636327"/>Wstęp<text:bookmark-end text:name="__RefHeading___Toc105_62636327"/></text:h>
      <text:p text:style-name="P3"><text:tab/><text:span text:style-name="T1">Celem projektu było wykonanie programu, wykorzystującego algorytmy programowania dynamicznego oraz przeglądu zupełnego do rozwiązania asynchronicznego problemu komiwojażera (ang. Asynchronous Travelling Salesman Problem).</text:span></text:p>
      <text:p text:style-name="P3"/>
      <text:h text:style-name="P39" text:outline-level="1"><text:bookmark-start text:name="__RefHeading___Toc107_62636327"/>Specyfikacja techniczna<text:bookmark-end text:name="__RefHeading___Toc107_62636327"/></text:h>
      <text:list xml:id="list1254751410" text:style-name="L1">
        <text:list-item>
          <text:p text:style-name="P25">Program wykonany został w wieloparadygmatowym języku programowania Rust</text:p>
        </text:list-item>
      </text:list>
      <text:list xml:id="list253824302" text:style-name="L2">
        <text:list-item>
          <text:p text:style-name="P26">Struktury przechowujące dane alokowane są dynamicznie, zależnie od rozmiaru problemu</text:p>
        </text:list-item>
        <text:list-item>
          <text:p text:style-name="P26">Program posiada możliwość wczytywania danych z pliku, w celu weryfikacji poprawności</text:p>
        </text:list-item>
        <text:list-item>
          <text:p text:style-name="P26">Algorytmy zostały zaimplementowane zgodnie z paradygmatami programowania obiektowego</text:p>
        </text:list-item>
        <text:list-item>
          <text:p text:style-name="P26">Czas wykonania algorytmu mierzony był z dokładnością do nanosekund, przy wykorzystaniu bibliotek systemowych</text:p>
        </text:list-item>
      </text:list>
      <text:p text:style-name="P4"/>
      <text:h text:style-name="P40" text:outline-level="1"><text:bookmark-start text:name="__RefHeading___Toc127_62636327"/>Analiza problemu<text:bookmark-end text:name="__RefHeading___Toc127_62636327"/></text:h>
      <text:p text:style-name="P6"><text:tab/><text:span text:style-name="T2">Asynchroniczny problem komiwojażera należy do klasy problemów NP-trudnych. Jest to optymalizacyjny problem, rozwiązaniem którego jest znalezienie minimalnego cyklu Hamiltona (ścieżki prowadzącej przez wszystkie wierzchołki grafu, powracając na końcu do wierzchołka początkowego) w grafie pełnym ważonym. W wersji asynchronicznej, odległości pomiędzy wierzchołkami mogą dodatkowo zależeć także od kierunku przejścia pomiędzy nimi. Główną trudnością w rozwiązaniu problemu jest znacząca liczba możliwych kombinacji.</text:span></text:p>
      <text:p text:style-name="P6"/>
      <text:h text:style-name="P39" text:outline-level="1"><text:bookmark-start text:name="__RefHeading___Toc109_62636327"/>Opis algorytmów<text:bookmark-end text:name="__RefHeading___Toc109_62636327"/></text:h>
      <text:h text:style-name="P36" text:outline-level="2"><text:bookmark-start text:name="__RefHeading___Toc111_62636327"/>Przegląd zupełny<text:bookmark-end text:name="__RefHeading___Toc111_62636327"/></text:h>
      <text:p text:style-name="P5"><text:tab/><text:span text:style-name="T2">Algorytm przeglądu zupełnego (ang. brute force) polega na przeanalizowaniu wszystkich możliwych przypadków, oraz wybraniu tego o najlepszej wartości. Zaletą tego algorytmu jest pewność, że otrzymany wynik jest najlepszym rozwiązaniem problemu. Poważną jego wadą jest jednak złożoność czasową wynoszącą </text:span><text:span text:style-name="T3">O(n!)</text:span><text:span text:style-name="T4">, </text:span><text:span text:style-name="T5">co w praktyce czyni ten algorytm bezużytecznym dla większych zbiorów danych.</text:span></text:p>
      <text:h text:style-name="P36" text:outline-level="2"><text:bookmark-start text:name="__RefHeading___Toc113_62636327"/><text:soft-page-break/>Programowanie dynamiczne<text:bookmark-end text:name="__RefHeading___Toc113_62636327"/></text:h>
      <text:p text:style-name="Text_20_body"><text:tab/><text:span text:style-name="T12">Programowanie dynamiczne (ang. dynamic programming) jest metodą rozwiązywania złożonych problemów, poprzez rozbicie ich na zbiór podproblemów o mniejszej złożoności, przy założeniu, że każdy podproblem rozważany jest jedynie raz, a wynik jego analizy przechowywany jest do wykorzystania w późniejszych obliczeniach. Dla problemu komiwojażera, najlepszym algorytmem wykorzystującym tę metodę, jest algorytm Helda-Karpa, posiadający złożoność czasową </text:span><text:span text:style-name="T13">O(n</text:span><text:span text:style-name="T14">2</text:span><text:span text:style-name="T15"> * 2</text:span><text:span text:style-name="T14">n</text:span><text:span text:style-name="T15">)</text:span><text:span text:style-name="T16">. </text:span><text:span text:style-name="T17">J</text:span><text:span text:style-name="T16">ego wykonanie prezentuje się następująco:</text:span></text:p>
      <text:list xml:id="list1793641327" text:style-name="L3">
        <text:list-item>
          <text:p text:style-name="P27"><text:span text:style-name="Emphasis"><text:span text:style-name="T7">Określamy funkcję koszt(S, p), gdzie S jest zbiorem </text:span></text:span><text:span text:style-name="Emphasis"><text:span text:style-name="T8">wierzchołków</text:span></text:span><text:span text:style-name="Emphasis"><text:span text:style-name="T7">, a p punktem kończącym ścieżkę, w </text:span></text:span><text:span text:style-name="Emphasis"><text:span text:style-name="T8">następujący</text:span></text:span><text:span text:style-name="Emphasis"><text:span text:style-name="T7"> sposób:</text:span></text:span></text:p>
        </text:list-item>
      </text:list>
      <text:list xml:id="list4133780823" text:style-name="L4">
        <text:list-item>
          <text:p text:style-name="P28"><text:span text:style-name="Emphasis"><text:span text:style-name="T7">Jeżeli S = 1, to koszt(S, p) = wadze krawędzi określonej w macierzy jako d(</text:span></text:span><text:span text:style-name="Emphasis"><text:span text:style-name="T8">0, p</text:span></text:span><text:span text:style-name="Emphasis"><text:span text:style-name="T7">)</text:span></text:span></text:p>
        </text:list-item>
        <text:list-item>
          <text:p text:style-name="P28"><text:span text:style-name="Emphasis"><text:span text:style-name="T7">Jeżeli S &gt; 1, to koszt(S, p) = min</text:span></text:span><text:span text:style-name="Emphasis"><text:span text:style-name="T9">x </text:span></text:span><text:span text:style-name="Emphasis"><text:span text:style-name="T7">(koszt(S-{p}, x) + d(x, p))</text:span></text:span></text:p>
        </text:list-item>
      </text:list>
      <text:list xml:id="list24219973280811" text:continue-list="list1793641327" text:style-name="L3">
        <text:list-item>
          <text:p text:style-name="P29">Stosując ten algorytm, dla przykładowego zbioru czterech miast, w pierwszej iteracji otrzymamy:</text:p>
        </text:list-item>
      </text:list>
      <text:list xml:id="list3850057769" text:style-name="L5">
        <text:list-item>
          <text:p text:style-name="P30"><text:span text:style-name="T10">koszt({1}, </text:span><text:span text:style-name="T6">1) = d(0, 1)</text:span></text:p>
        </text:list-item>
        <text:list-item>
          <text:p text:style-name="P30"><text:span text:style-name="T10">koszt({2}, </text:span><text:span text:style-name="T6">2) = d(0, 2)</text:span></text:p>
        </text:list-item>
        <text:list-item>
          <text:p text:style-name="P30"><text:span text:style-name="T10">koszt({3}, </text:span><text:span text:style-name="T6">3) = d(0, 3)</text:span></text:p>
        </text:list-item>
      </text:list>
      <text:list xml:id="list24218884198522" text:continue-list="list24219973280811" text:style-name="L3">
        <text:list-item>
          <text:p text:style-name="P29"><text:span text:style-name="T11">Następnie</text:span>, należy zacząć rozważać zbiory 2-elementowe, stosując ten sam wzór:</text:p>
        </text:list-item>
      </text:list>
      <text:list xml:id="list390416412" text:style-name="L6">
        <text:list-item>
          <text:p text:style-name="P31">koszt({1, 2}, 1) = min(koszt({2}, 2) + d(2, 1))</text:p>
        </text:list-item>
        <text:list-item>
          <text:p text:style-name="P31">koszt({1, 2}, 2) = min(koszt({1}, 1) + d(1, 2))</text:p>
        </text:list-item>
        <text:list-item>
          <text:p text:style-name="P31">koszt({1, 3}, 1) = min(koszt({3}, 3) + d(3, 1))</text:p>
        </text:list-item>
        <text:list-item>
          <text:p text:style-name="P31">koszt({1, 3}, 3) = min(koszt({1}, 1) + d(1, 3))</text:p>
        </text:list-item>
        <text:list-item>
          <text:p text:style-name="P31">koszt({2, 3}, 2) = min(koszt({3}, 3) + d(3, 2))</text:p>
        </text:list-item>
        <text:list-item>
          <text:p text:style-name="P31">koszt({2, 3}, 3) = min(koszt({2}, 2) + d(2, 3))</text:p>
        </text:list-item>
      </text:list>
      <text:list xml:id="list24219029413421" text:continue-list="list24218884198522" text:style-name="L3">
        <text:list-item>
          <text:p text:style-name="P29">Kolejno, dla zbiorów 3-elementowych:</text:p>
        </text:list-item>
      </text:list>
      <text:list xml:id="list2147316082" text:style-name="L7">
        <text:list-item>
          <text:p text:style-name="P32">koszt({1, 2, 3}, 1) = min(koszt({2, 3}, 2) + d(2, 1), koszt({2, 3}, 3) + d(3, 1))</text:p>
        </text:list-item>
        <text:list-item>
          <text:p text:style-name="P32">koszt({1, 2, 3}, 2) = min(koszt({1, 3}, 1) + d(1, 2), koszt({1, 3}, 3) + d(3, 2))</text:p>
        </text:list-item>
        <text:list-item>
          <text:p text:style-name="P32">koszt({1, 2, 3}, 3) = min(koszt({1, 2}, 1) + d(1, 3), koszt({1, 2}, 2) + d(2, 3))</text:p>
        </text:list-item>
      </text:list>
      <text:list xml:id="list24220508924180" text:continue-list="list24219029413421" text:style-name="L3">
        <text:list-item>
          <text:p text:style-name="P29">Zbiory 3-elementowe to maksymalne zbiory, ponieważ rozważamy 4 wierzchołki, z których jeden jest wierzchołkiem startowym. Możemy więc wyznaczyć wzór końcowy:</text:p>
          <text:p text:style-name="P29">min(koszt({1, 2, 3}, 1) + d(1, 0), koszt({1, 2, 3}, 2) + d(2, 0), koszt({1, 2, 3}, 3) + d(3, 0))</text:p>
        </text:list-item>
      </text:list>
      <text:p text:style-name="P7"><text:soft-page-break/>Obliczenie wartości otrzymanego wzoru pozwoli nam uzyskać wartość liczbową, reprezentującą minimalną wagę krawędzi, jakie tworzą cykl Hamiltona w zadanym grafie. <text:span text:style-name="T18">Następnie, należy przejść po kolejnych iteracjach algorytmu, w celu uzyskania kolejności wierzchołków wyznaczających najkrótszą ścieżkę.</text:span></text:p>
      <text:p text:style-name="P7"/>
      <text:h text:style-name="P41" text:outline-level="1"><text:bookmark-start text:name="__RefHeading___Toc278_1958358278"/>Implementacja algorytmów<text:bookmark-end text:name="__RefHeading___Toc278_1958358278"/></text:h>
      <text:p text:style-name="P33"><text:span text:style-name="T22"><text:tab/>Algorytmy operują na zmiennych integer 32bit. Pomiar czasu wykonany jest przy pomocy biblioteki języka Rust, mierzącej czas z dokładnością do nanosekund, przy wykorzystaniu pomiaru ilości ticków procesora. Do przechowywania czasów używana jest zmienna typu unsigned integer 64bit, co pozwala zachować dużą dokładność pomiaru. Algorytmy zaimplementowane są w postaci modułów (klas) języka Rust, co zapewnia ich poprawne działanie w każdym środowisku uruchomieniowym i na każdym systemie operacyjnym.</text:span></text:p>
      <text:p text:style-name="P8"/>
      <text:h text:style-name="P41" text:outline-level="1"><text:bookmark-start text:name="__RefHeading___Toc284_1958358278"/>Wyniki pomiarów<text:bookmark-end text:name="__RefHeading___Toc284_1958358278"/></text:h>
      <text:h text:style-name="P37" text:outline-level="2"><text:bookmark-start text:name="__RefHeading___Toc286_1958358278"/>Przegląd zupełny<text:bookmark-end text:name="__RefHeading___Toc286_1958358278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2">Przegląd Zupełny</text:p>
          </table:table-cell>
          <table:covered-table-cell/>
        </table:table-row>
        <table:table-row>
          <table:table-cell table:style-name="Tabela1.A2" office:value-type="string">
            <text:p text:style-name="P22">Wierzchołki</text:p>
          </table:table-cell>
          <table:table-cell table:style-name="Tabela1.B2" office:value-type="string">
            <text:p text:style-name="P22">Czas [ns]</text:p>
          </table:table-cell>
        </table:table-row>
        <table:table-row>
          <table:table-cell table:style-name="Tabela1.A2" office:value-type="string">
            <text:p text:style-name="P15">0</text:p>
          </table:table-cell>
          <table:table-cell table:style-name="Tabela1.B2" office:value-type="string">
            <text:p text:style-name="P15">0</text:p>
          </table:table-cell>
        </table:table-row>
        <table:table-row>
          <table:table-cell table:style-name="Tabela1.A2" office:value-type="string">
            <text:p text:style-name="P15">1</text:p>
          </table:table-cell>
          <table:table-cell table:style-name="Tabela1.B2" office:value-type="string">
            <text:p text:style-name="P19">21010</text:p>
          </table:table-cell>
        </table:table-row>
        <table:table-row>
          <table:table-cell table:style-name="Tabela1.A2" office:value-type="string">
            <text:p text:style-name="P15">2</text:p>
          </table:table-cell>
          <table:table-cell table:style-name="Tabela1.B2" office:value-type="string">
            <text:p text:style-name="P18">22921</text:p>
          </table:table-cell>
        </table:table-row>
        <table:table-row>
          <table:table-cell table:style-name="Tabela1.A2" office:value-type="string">
            <text:p text:style-name="P15">3</text:p>
          </table:table-cell>
          <table:table-cell table:style-name="Tabela1.B2" office:value-type="string">
            <text:p text:style-name="P18">55655</text:p>
          </table:table-cell>
        </table:table-row>
        <table:table-row>
          <table:table-cell table:style-name="Tabela1.A2" office:value-type="string">
            <text:p text:style-name="P15">4</text:p>
          </table:table-cell>
          <table:table-cell table:style-name="Tabela1.B2" office:value-type="string">
            <text:p text:style-name="P18">177276</text:p>
          </table:table-cell>
        </table:table-row>
        <table:table-row>
          <table:table-cell table:style-name="Tabela1.A2" office:value-type="string">
            <text:p text:style-name="P15">5</text:p>
          </table:table-cell>
          <table:table-cell table:style-name="Tabela1.B2" office:value-type="string">
            <text:p text:style-name="P18">793100</text:p>
          </table:table-cell>
        </table:table-row>
        <table:table-row>
          <table:table-cell table:style-name="Tabela1.A2" office:value-type="string">
            <text:p text:style-name="P15">6</text:p>
          </table:table-cell>
          <table:table-cell table:style-name="Tabela1.B2" office:value-type="string">
            <text:p text:style-name="P18">2447966</text:p>
          </table:table-cell>
        </table:table-row>
        <table:table-row>
          <table:table-cell table:style-name="Tabela1.A2" office:value-type="string">
            <text:p text:style-name="P15">7</text:p>
          </table:table-cell>
          <table:table-cell table:style-name="Tabela1.B2" office:value-type="string">
            <text:p text:style-name="P18">13128650</text:p>
          </table:table-cell>
        </table:table-row>
        <table:table-row>
          <table:table-cell table:style-name="Tabela1.A2" office:value-type="string">
            <text:p text:style-name="P15">8</text:p>
          </table:table-cell>
          <table:table-cell table:style-name="Tabela1.B2" office:value-type="string">
            <text:p text:style-name="P18">106657357</text:p>
          </table:table-cell>
        </table:table-row>
        <table:table-row>
          <table:table-cell table:style-name="Tabela1.A2" office:value-type="string">
            <text:p text:style-name="P15">9</text:p>
          </table:table-cell>
          <table:table-cell table:style-name="Tabela1.B2" office:value-type="string">
            <text:p text:style-name="P18">861544264</text:p>
          </table:table-cell>
        </table:table-row>
        <table:table-row>
          <table:table-cell table:style-name="Tabela1.A2" office:value-type="string">
            <text:p text:style-name="P15">10</text:p>
          </table:table-cell>
          <table:table-cell table:style-name="Tabela1.B2" office:value-type="string">
            <text:p text:style-name="P19">9050282796</text:p>
          </table:table-cell>
        </table:table-row>
      </table:table>
      <text:p text:style-name="P9"><draw:frame draw:style-name="fr1" draw:name="Obiekt2" text:anchor-type="paragraph" svg:width="17.304cm" svg:height="9.738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h text:style-name="P37" text:outline-level="2"><text:bookmark-start text:name="__RefHeading___Toc288_1958358278"/>Programowanie dynamiczne<text:bookmark-end text:name="__RefHeading___Toc288_1958358278"/></text:h>
      <text:p text:style-name="P10"><draw:frame draw:style-name="fr1" draw:name="Obiekt3" text:anchor-type="paragraph" svg:width="17.184cm" svg:height="9.671cm" draw:z-index="2"><draw:object xlink:href="./Object 3" xlink:type="simple" xlink:show="embed" xlink:actuate="onLoad"/><draw:image xlink:href="./ObjectReplacements/Object 3" xlink:type="simple" xlink:show="embed" xlink:actuate="onLoad"/></draw:frame></text:p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table:number-columns-spanned="2" office:value-type="string">
            <text:p text:style-name="P23">Pr<text:span text:style-name="T19">ogramowanie Dynamiczne</text:span></text:p>
          </table:table-cell>
          <table:covered-table-cell/>
        </table:table-row>
        <table:table-row>
          <table:table-cell table:style-name="Tabela2.A2" office:value-type="string">
            <text:p text:style-name="P23">Wierzchołki</text:p>
          </table:table-cell>
          <table:table-cell table:style-name="Tabela2.B2" office:value-type="string">
            <text:p text:style-name="P23">Czas [ns]</text:p>
          </table:table-cell>
        </table:table-row>
        <table:table-row>
          <table:table-cell table:style-name="Tabela2.A2" office:value-type="string">
            <text:p text:style-name="P16">0</text:p>
          </table:table-cell>
          <table:table-cell table:style-name="Tabela2.B2" office:value-type="string">
            <text:p text:style-name="P16">0</text:p>
          </table:table-cell>
        </table:table-row>
        <table:table-row>
          <table:table-cell table:style-name="Tabela2.A2" office:value-type="string">
            <text:p text:style-name="P16">1</text:p>
          </table:table-cell>
          <table:table-cell table:style-name="Tabela2.B2" office:value-type="string">
            <text:p text:style-name="P20">14119</text:p>
          </table:table-cell>
        </table:table-row>
        <table:table-row>
          <table:table-cell table:style-name="Tabela2.A2" office:value-type="string">
            <text:p text:style-name="P16">2</text:p>
          </table:table-cell>
          <table:table-cell table:style-name="Tabela2.B2" office:value-type="string">
            <text:p text:style-name="P20">27344</text:p>
          </table:table-cell>
        </table:table-row>
        <table:table-row>
          <table:table-cell table:style-name="Tabela2.A2" office:value-type="string">
            <text:p text:style-name="P16">3</text:p>
          </table:table-cell>
          <table:table-cell table:style-name="Tabela2.B2" office:value-type="string">
            <text:p text:style-name="P20">43767</text:p>
          </table:table-cell>
        </table:table-row>
        <table:table-row>
          <table:table-cell table:style-name="Tabela2.A2" office:value-type="string">
            <text:p text:style-name="P16">4</text:p>
          </table:table-cell>
          <table:table-cell table:style-name="Tabela2.B2" office:value-type="string">
            <text:p text:style-name="P20">116400</text:p>
          </table:table-cell>
        </table:table-row>
        <table:table-row>
          <table:table-cell table:style-name="Tabela2.A2" office:value-type="string">
            <text:p text:style-name="P16">5</text:p>
          </table:table-cell>
          <table:table-cell table:style-name="Tabela2.B2" office:value-type="string">
            <text:p text:style-name="P20">249768</text:p>
          </table:table-cell>
        </table:table-row>
        <table:table-row>
          <table:table-cell table:style-name="Tabela2.A2" office:value-type="string">
            <text:p text:style-name="P16">6</text:p>
          </table:table-cell>
          <table:table-cell table:style-name="Tabela2.B2" office:value-type="string">
            <text:p text:style-name="P20">995055</text:p>
          </table:table-cell>
        </table:table-row>
        <table:table-row>
          <table:table-cell table:style-name="Tabela2.A2" office:value-type="string">
            <text:p text:style-name="P16">7</text:p>
          </table:table-cell>
          <table:table-cell table:style-name="Tabela2.B2" office:value-type="string">
            <text:p text:style-name="P20">2645884</text:p>
          </table:table-cell>
        </table:table-row>
        <table:table-row>
          <table:table-cell table:style-name="Tabela2.A2" office:value-type="string">
            <text:p text:style-name="P16">8</text:p>
          </table:table-cell>
          <table:table-cell table:style-name="Tabela2.B2" office:value-type="string">
            <text:p text:style-name="P20">13011612</text:p>
          </table:table-cell>
        </table:table-row>
        <table:table-row>
          <table:table-cell table:style-name="Tabela2.A2" office:value-type="string">
            <text:p text:style-name="P16">9</text:p>
          </table:table-cell>
          <table:table-cell table:style-name="Tabela2.B2" office:value-type="string">
            <text:p text:style-name="P20">107191936</text:p>
          </table:table-cell>
        </table:table-row>
        <table:table-row>
          <table:table-cell table:style-name="Tabela2.A2" office:value-type="string">
            <text:p text:style-name="P16">10</text:p>
          </table:table-cell>
          <table:table-cell table:style-name="Tabela2.B2" office:value-type="string">
            <text:p text:style-name="P20">985825855</text:p>
          </table:table-cell>
        </table:table-row>
      </table:table>
      <text:h text:style-name="P38" text:outline-level="2" text:is-list-header="true"/>
      <text:h text:style-name="P38" text:outline-level="2"><text:bookmark-start text:name="__RefHeading___Toc290_1958358278"/>Porównanie algorytmów<text:bookmark-end text:name="__RefHeading___Toc290_1958358278"/></text:h>
      <text:p text:style-name="P34"><draw:frame draw:style-name="fr1" draw:name="Obiekt1" text:anchor-type="paragraph" svg:width="17.791cm" svg:height="8.324cm" draw:z-index="3"><draw:object xlink:href="./Object 1" xlink:type="simple" xlink:show="embed" xlink:actuate="onLoad"/><draw:image xlink:href="./ObjectReplacements/Object 1" xlink:type="simple" xlink:show="embed" xlink:actuate="onLoad"/></draw:frame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4">P<text:span text:style-name="T20">orównanie Algorytmów</text:span></text:p>
          </table:table-cell>
          <table:covered-table-cell/>
        </table:table-row>
        <table:table-row>
          <table:table-cell table:style-name="Tabela3.A2" office:value-type="string">
            <text:p text:style-name="P24">Wierzchołki</text:p>
          </table:table-cell>
          <table:table-cell table:style-name="Tabela3.B2" office:value-type="string">
            <text:p text:style-name="P24"><text:span text:style-name="T20">Róznica </text:span>Czas<text:span text:style-name="T20">u</text:span> [ns]</text:p>
          </table:table-cell>
        </table:table-row>
        <table:table-row>
          <table:table-cell table:style-name="Tabela3.A2" office:value-type="string">
            <text:p text:style-name="P17">0</text:p>
          </table:table-cell>
          <table:table-cell table:style-name="Tabela3.B2" office:value-type="string">
            <text:p text:style-name="P17">0</text:p>
          </table:table-cell>
        </table:table-row>
        <table:table-row>
          <table:table-cell table:style-name="Tabela3.A2" office:value-type="string">
            <text:p text:style-name="P17">1</text:p>
          </table:table-cell>
          <table:table-cell table:style-name="Tabela3.B2" office:value-type="string">
            <text:p text:style-name="P21">6891</text:p>
          </table:table-cell>
        </table:table-row>
        <table:table-row>
          <table:table-cell table:style-name="Tabela3.A2" office:value-type="string">
            <text:p text:style-name="P17">2</text:p>
          </table:table-cell>
          <table:table-cell table:style-name="Tabela3.B2" office:value-type="string">
            <text:p text:style-name="P21">4423</text:p>
          </table:table-cell>
        </table:table-row>
        <table:table-row>
          <table:table-cell table:style-name="Tabela3.A2" office:value-type="string">
            <text:p text:style-name="P17">3</text:p>
          </table:table-cell>
          <table:table-cell table:style-name="Tabela3.B2" office:value-type="string">
            <text:p text:style-name="P21">11888</text:p>
          </table:table-cell>
        </table:table-row>
        <table:table-row>
          <table:table-cell table:style-name="Tabela3.A2" office:value-type="string">
            <text:p text:style-name="P17">4</text:p>
          </table:table-cell>
          <table:table-cell table:style-name="Tabela3.B2" office:value-type="string">
            <text:p text:style-name="P21">60876</text:p>
          </table:table-cell>
        </table:table-row>
        <table:table-row>
          <table:table-cell table:style-name="Tabela3.A2" office:value-type="string">
            <text:p text:style-name="P17">5</text:p>
          </table:table-cell>
          <table:table-cell table:style-name="Tabela3.B2" office:value-type="string">
            <text:p text:style-name="P21">543332</text:p>
          </table:table-cell>
        </table:table-row>
        <table:table-row>
          <table:table-cell table:style-name="Tabela3.A2" office:value-type="string">
            <text:p text:style-name="P17">6</text:p>
          </table:table-cell>
          <table:table-cell table:style-name="Tabela3.B2" office:value-type="string">
            <text:p text:style-name="P21">1452911</text:p>
          </table:table-cell>
        </table:table-row>
        <table:table-row>
          <table:table-cell table:style-name="Tabela3.A2" office:value-type="string">
            <text:p text:style-name="P17">7</text:p>
          </table:table-cell>
          <table:table-cell table:style-name="Tabela3.B2" office:value-type="string">
            <text:p text:style-name="P21">10482766</text:p>
          </table:table-cell>
        </table:table-row>
        <table:table-row>
          <table:table-cell table:style-name="Tabela3.A2" office:value-type="string">
            <text:p text:style-name="P17">8</text:p>
          </table:table-cell>
          <table:table-cell table:style-name="Tabela3.B2" office:value-type="string">
            <text:p text:style-name="P21">93645745</text:p>
          </table:table-cell>
        </table:table-row>
        <table:table-row>
          <table:table-cell table:style-name="Tabela3.A2" office:value-type="string">
            <text:p text:style-name="P17">9</text:p>
          </table:table-cell>
          <table:table-cell table:style-name="Tabela3.B2" office:value-type="string">
            <text:p text:style-name="P21">754352328</text:p>
          </table:table-cell>
        </table:table-row>
        <table:table-row>
          <table:table-cell table:style-name="Tabela3.A2" office:value-type="string">
            <text:p text:style-name="P17">10</text:p>
          </table:table-cell>
          <table:table-cell table:style-name="Tabela3.B2" office:value-type="string">
            <text:p text:style-name="P21">8064456941</text:p>
          </table:table-cell>
        </table:table-row>
      </table:table>
      <text:p text:style-name="P14"/>
      <text:h text:style-name="P42" text:outline-level="1"><text:bookmark-start text:name="__RefHeading___Toc308_1958358278"/>Wnioski<text:bookmark-end text:name="__RefHeading___Toc308_1958358278"/></text:h>
      <text:p text:style-name="P11"><text:tab/>Dla dużych zbiorów danych, algorytm przeglądu zupełnego jest całkowicie niewydajny, ze względu na jego złożoność obliczeniową. <text:span text:style-name="T21">Algorytm wykorzystujący metodę programowania dynamicznego wykazuje się znacznie szybszym czasem wykonania, rosnącym znacząco wolniej wraz ze wzrostem zbioru danych. Nie zapewnia on jednak stuprocentowej poprawności wyniku, w przeciwieństwie do algorytmów typu brute for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Kurek</meta:initial-creator>
    <meta:creation-date>2017-11-01T02:00:30.028853388</meta:creation-date>
    <dc:date>2017-11-15T02:42:18.259099573</dc:date>
    <dc:creator>Igor Kurek</dc:creator>
    <meta:editing-duration>PT29M</meta:editing-duration>
    <meta:editing-cycles>5</meta:editing-cycles>
    <meta:generator>LibreOffice/5.4.2.2.0$Linux_X86_64 LibreOffice_project/40m0$Build-2</meta:generator>
    <meta:document-statistic meta:table-count="3" meta:image-count="0" meta:object-count="3" meta:page-count="8" meta:paragraph-count="135" meta:word-count="831" meta:character-count="5615" meta:non-whitespace-character-count="49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9cm" svg:height="8.323cm" xlink:href="." xlink:type="simple" chart:class="chart:scatter" chart:style-name="ch1">
        <chart:title svg:x="4.856cm" svg:y="0.302cm" chart:style-name="ch2">
          <text:p>Porównanie czasów dla obu algorytmów</text:p>
        </chart:title>
        <chart:legend chart:legend-position="bottom" svg:x="4.242cm" svg:y="7.724cm" style:legend-expansion="wide" chart:style-name="ch3"/>
        <chart:plot-area chart:style-name="ch4" chart:data-source-has-labels="both" svg:x="1.366cm" svg:y="1.247cm" svg:width="16.069cm" svg:height="5.146cm">
          <chartooo:coordinate-region svg:x="3.469cm" svg:y="1.446cm" svg:width="13.594cm" svg:height="4.3cm"/>
          <chart:axis chart:dimension="x" chart:name="primary-x" chart:style-name="ch5" chartooo:axis-type="auto">
            <chart:title svg:x="7.967cm" svg:y="6.559cm" chart:style-name="ch6">
              <text:p>Ilość Wierzchołków</text:p>
            </chart:title>
            <chart:categories table:cell-range-address="local-table.$A$2:.$A$12"/>
            <chart:grid chart:style-name="ch7" chart:class="major"/>
          </chart:axis>
          <chart:axis chart:dimension="y" chart:name="primary-y" chart:style-name="ch5">
            <chart:title svg:x="0.451cm" svg:y="4.539cm" chart:style-name="ch8">
              <text:p>Czas [ns]</text:p>
            </chart:title>
            <chart:grid chart:style-name="ch7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gramowanie Dynamiczne</text:p>
              </table:table-cell>
              <table:table-cell office:value-type="string">
                <text:p>Przegląd Zupełn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119">
                <text:p>14119</text:p>
              </table:table-cell>
              <table:table-cell office:value-type="float" office:value="21010">
                <text:p>210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7344">
                <text:p>27344</text:p>
              </table:table-cell>
              <table:table-cell office:value-type="float" office:value="22921">
                <text:p>22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3767">
                <text:p>43767</text:p>
              </table:table-cell>
              <table:table-cell office:value-type="float" office:value="55655">
                <text:p>55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6400">
                <text:p>116400</text:p>
              </table:table-cell>
              <table:table-cell office:value-type="float" office:value="177276">
                <text:p>177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49768">
                <text:p>249768</text:p>
              </table:table-cell>
              <table:table-cell office:value-type="float" office:value="793100">
                <text:p>793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95055">
                <text:p>995055</text:p>
              </table:table-cell>
              <table:table-cell office:value-type="float" office:value="2447966">
                <text:p>2447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645884">
                <text:p>2645884</text:p>
              </table:table-cell>
              <table:table-cell office:value-type="float" office:value="13128650">
                <text:p>131286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011612">
                <text:p>13011612</text:p>
              </table:table-cell>
              <table:table-cell office:value-type="float" office:value="106657357">
                <text:p>106657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7191936">
                <text:p>107191936</text:p>
              </table:table-cell>
              <table:table-cell office:value-type="float" office:value="861544264">
                <text:p>861544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85825855">
                <text:p>985825855</text:p>
              </table:table-cell>
              <table:table-cell office:value-type="float" office:value="9050282796">
                <text:p>9050282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03cm" svg:height="9.738cm" xlink:href="." xlink:type="simple" chart:class="chart:scatter" chart:style-name="ch1">
        <chart:title svg:x="6.848cm" svg:y="0.33cm" chart:style-name="ch2">
          <text:p>Przegląd Zupełny</text:p>
        </chart:title>
        <chart:plot-area chart:style-name="ch3" chart:data-source-has-labels="both" svg:x="1.357cm" svg:y="1.303cm" svg:width="15.6cm" svg:height="7.26cm">
          <chartooo:coordinate-region svg:x="3.46cm" svg:y="1.502cm" svg:width="13.125cm" svg:height="6.414cm"/>
          <chart:axis chart:dimension="x" chart:name="primary-x" chart:style-name="ch4" chartooo:axis-type="auto">
            <chart:title svg:x="7.578cm" svg:y="8.757cm" chart:style-name="ch5">
              <text:p>Liczba Wierzchołków</text:p>
            </chart:title>
            <chart:categories table:cell-range-address="local-table.$A$2:.$A$12"/>
            <chart:grid chart:style-name="ch6" chart:class="major"/>
          </chart:axis>
          <chart:axis chart:dimension="y" chart:name="primary-y" chart:style-name="ch4">
            <chart:title svg:x="0.451cm" svg:y="5.652cm" chart:style-name="ch7">
              <text:p>Czas [ns]</text:p>
            </chart:title>
            <chart:grid chart:style-name="ch6" chart:class="major"/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zas</text:p>
              </table:table-cell>
            </table:table-row>
          </table:table-header-rows>
          <table:table-rows>
            <table:table-row>
              <table:table-cell office:value-type="string">
                <text:p>Wierzchołk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1010">
                <text:p>210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2921">
                <text:p>22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5655">
                <text:p>55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77276">
                <text:p>177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793100">
                <text:p>793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2447966">
                <text:p>2447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13128650">
                <text:p>131286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06657357">
                <text:p>106657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61544264">
                <text:p>861544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050282796">
                <text:p>9050282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83cm" svg:height="9.671cm" xlink:href="." xlink:type="simple" chart:class="chart:scatter" chart:style-name="ch1">
        <chart:title svg:x="5.677cm" svg:y="0.329cm" chart:style-name="ch2">
          <text:p>Programowanie Dynamiczne</text:p>
        </chart:title>
        <chart:plot-area chart:style-name="ch3" chart:data-source-has-labels="both" svg:x="1.354cm" svg:y="1.301cm" svg:width="15.486cm" svg:height="7.196cm">
          <chartooo:coordinate-region svg:x="3.272cm" svg:y="1.5cm" svg:width="13.196cm" svg:height="6.35cm"/>
          <chart:axis chart:dimension="x" chart:name="primary-x" chart:style-name="ch4" chartooo:axis-type="auto">
            <chart:title svg:x="7.518cm" svg:y="8.69cm" chart:style-name="ch5">
              <text:p>Liczba Wierzchołków</text:p>
            </chart:title>
            <chart:categories table:cell-range-address="local-table.$A$2:.$A$12"/>
            <chart:grid chart:style-name="ch6" chart:class="major"/>
          </chart:axis>
          <chart:axis chart:dimension="y" chart:name="primary-y" chart:style-name="ch4">
            <chart:title svg:x="0.451cm" svg:y="5.618cm" chart:style-name="ch7">
              <text:p>Czas [ns]</text:p>
            </chart:title>
            <chart:grid chart:style-name="ch6" chart:class="major"/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zas</text:p>
              </table:table-cell>
            </table:table-row>
          </table:table-header-rows>
          <table:table-rows>
            <table:table-row>
              <table:table-cell office:value-type="string">
                <text:p>Wierzchołk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119">
                <text:p>14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3767">
                <text:p>43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16400">
                <text:p>116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249768">
                <text:p>249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995055">
                <text:p>995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2645884">
                <text:p>264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3011612">
                <text:p>13011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07191936">
                <text:p>107191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85825855">
                <text:p>9858258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